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Comic Sans MS" svg:font-family="'Comic Sans M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9cm" fo:min-width="0.75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7cm" fo:min-width="0.227cm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94cm" fo:min-width="1.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4cm" fo:min-width="1.00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61cm" fo:min-width="0.56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68cm" fo:min-width="0.696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-0.953cm" fo:margin-right="1.745cm" fo:text-align="center" fo:text-indent="0.953cm"/>
    </style:style>
    <style:style style:name="P2" style:family="paragraph">
      <loext:graphic-properties draw:fill-color="#ffffff"/>
      <style:paragraph-properties fo:margin-left="-0.953cm" fo:margin-right="1.745cm" fo:text-align="center" fo:text-indent="0.953cm"/>
    </style:style>
    <style:style style:name="P3" style:family="paragraph">
      <loext:graphic-properties draw:fill="none" draw:fill-color="#ffffff"/>
      <style:paragraph-properties fo:margin-left="-0.953cm" fo:margin-right="1.745cm" fo:text-align="center" fo:text-indent="0.953cm"/>
    </style:style>
    <style:style style:name="P4" style:family="paragraph">
      <loext:graphic-properties draw:fill-color="#000000"/>
      <style:paragraph-properties fo:margin-left="-0.953cm" fo:margin-right="1.745cm" fo:text-align="center" fo:text-indent="0.953cm"/>
      <style:text-properties style:font-name="Arial1" fo:font-size="10pt" fo:letter-spacing="normal" fo:font-weight="bold" fo:background-color="#0000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762cm" svg:x="2.069cm" svg:y="0.729cm">
          <text:p text:style-name="P1"><text:s text:c="9"/>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027cm" svg:height="1.027cm" svg:x="7.107cm" svg:y="0.566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27cm" svg:height="1.027cm" svg:x="7.122cm" svg:y="2.531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027cm" svg:height="1.027cm" svg:x="7.144cm" svg:y="4.111cm">
          <text:p text:style-name="P1"><text:s/><text:s text:c="7"/><text:s text:c="2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27cm" svg:height="1.027cm" svg:x="7.122cm" svg:y="5.878cm">
          <text:p text:style-name="P1"><text:s/><text:s/><text:s/><text:s/><text:s/><text:s/><text:s/><text:s/><text:s/><text:s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027cm" svg:height="1.027cm" svg:x="12.505cm" svg:y="1.699cm">
          <text:p text:style-name="P1"><text:s/><text:s/><text:s/><text:s/><text:s/><text:s/><text:s/><text:s/><text:s/><text:s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027cm" svg:height="1.027cm" svg:x="12.505cm" svg:y="3.5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027cm" svg:height="1.027cm" svg:x="12.527cm" svg:y="4.88cm">
          <text:p text:style-name="P1"><text:s text:c="10"/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027cm" svg:height="1.027cm" svg:x="12.505cm" svg:y="6.747cm">
          <text:p text:style-name="P1"><text:s text:c="10"/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027cm" svg:height="1.027cm" svg:x="12.527cm" svg:y="8.27cm">
          <text:p text:style-name="P1"><text:s text:c="10"/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027cm" svg:height="1.027cm" svg:x="12.505cm" svg:y="10.037cm">
          <text:p text:style-name="P1"><text:s text:c="10"/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027cm" svg:height="1.027cm" svg:x="18.172cm" svg:y="0.516cm">
          <text:p text:style-name="P1"><text:s text:c="10"/>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027cm" svg:height="1.027cm" svg:x="25.703cm" svg:y="0.504cm">
          <text:p text:style-name="P1"><text:s text:c="10"/>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1.027cm" svg:height="1.027cm" svg:x="5.86cm" svg:y="13.028cm">
          <text:p text:style-name="P1"><text:s text:c="10"/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0.495cm" svg:y1="1.123cm" svg:x2="2.069cm" svg:y2="1.11cm" draw:end-shape="id1" draw:end-glue-point="6" svg:d="M495 1123l1574-13" svg:viewBox="0 0 1575 14">
          <text:p/>
        </draw:connector>
        <draw:connector draw:style-name="gr3" draw:text-style-name="P3" draw:layer="layout" draw:type="line" svg:x1="5.432cm" svg:y1="1.085cm" svg:x2="7.107cm" svg:y2="1.08cm" draw:start-shape="id2" draw:start-glue-point="3" draw:end-shape="id3" draw:end-glue-point="6" svg:d="M5432 1085l1675-5" svg:viewBox="0 0 1676 6">
          <text:p/>
        </draw:connector>
        <draw:connector draw:style-name="gr3" draw:text-style-name="P3" xml:id="id2" draw:id="id2" draw:layer="layout" draw:type="line" svg:x1="3.847cm" svg:y1="1.11cm" svg:x2="5.432cm" svg:y2="1.085cm" draw:start-shape="id1" draw:start-glue-point="10" svg:d="M3847 1110l1585-25" svg:viewBox="0 0 1586 26">
          <text:p/>
        </draw:connector>
        <draw:connector draw:style-name="gr3" draw:text-style-name="P3" draw:layer="layout" draw:line-skew="-0.639cm" svg:x1="5.432cm" svg:y1="1.085cm" svg:x2="7.122cm" svg:y2="6.392cm" draw:start-shape="id2" draw:start-glue-point="3" draw:end-shape="id4" draw:end-glue-point="6" svg:d="M5432 1085h205v5307h1485" svg:viewBox="0 0 1691 5308">
          <text:p/>
        </draw:connector>
        <draw:connector draw:style-name="gr3" draw:text-style-name="P3" draw:layer="layout" draw:line-skew="-0.639cm" svg:x1="5.432cm" svg:y1="1.085cm" svg:x2="7.122cm" svg:y2="3.045cm" draw:start-shape="id2" draw:start-glue-point="3" draw:end-shape="id5" draw:end-glue-point="6" svg:d="M5432 1085h205v1960h1485" svg:viewBox="0 0 1691 1961">
          <text:p/>
        </draw:connector>
        <draw:connector draw:style-name="gr3" draw:text-style-name="P3" draw:layer="layout" draw:line-skew="-0.647cm" svg:x1="5.432cm" svg:y1="1.085cm" svg:x2="7.144cm" svg:y2="4.625cm" draw:start-shape="id2" draw:start-glue-point="3" draw:end-shape="id6" draw:end-glue-point="6" svg:d="M5432 1085h208v3540h1504" svg:viewBox="0 0 1713 3541">
          <text:p/>
        </draw:connector>
        <draw:connector draw:style-name="gr3" draw:text-style-name="P3" draw:layer="layout" draw:type="line" svg:x1="8.149cm" svg:y1="3.045cm" svg:x2="9.539cm" svg:y2="3.029cm" draw:start-shape="id5" draw:start-glue-point="10" draw:end-shape="id7" draw:end-glue-point="4" svg:d="M8149 3045l1390-16" svg:viewBox="0 0 1391 17">
          <text:p/>
        </draw:connector>
        <draw:line draw:style-name="gr4" draw:text-style-name="P3" xml:id="id7" draw:id="id7" draw:layer="layout" svg:x1="9.539cm" svg:y1="6.386cm" svg:x2="9.539cm" svg:y2="1.052cm">
          <draw:glue-point draw:id="4" svg:x="10cm" svg:y="-1.295cm"/>
          <draw:glue-point draw:id="5" svg:x="10cm" svg:y="1.73cm"/>
          <draw:glue-point draw:id="6" svg:x="10cm" svg:y="5cm"/>
          <text:p/>
        </draw:line>
        <draw:connector draw:style-name="gr3" draw:text-style-name="P3" draw:layer="layout" draw:type="line" svg:x1="8.171cm" svg:y1="4.625cm" svg:x2="9.539cm" svg:y2="4.641cm" draw:start-shape="id6" draw:start-glue-point="10" draw:end-shape="id7" draw:end-glue-point="5" svg:d="M8171 4625l1368 16" svg:viewBox="0 0 1369 17">
          <text:p/>
        </draw:connector>
        <draw:connector draw:style-name="gr3" draw:text-style-name="P3" draw:layer="layout" draw:type="line" svg:x1="8.149cm" svg:y1="6.392cm" svg:x2="9.539cm" svg:y2="6.386cm" draw:start-shape="id4" draw:start-glue-point="10" draw:end-shape="id7" draw:end-glue-point="6" svg:d="M8149 6392l1390-6" svg:viewBox="0 0 1391 7">
          <text:p/>
        </draw:connector>
        <draw:connector draw:style-name="gr3" draw:text-style-name="P3" draw:layer="layout" draw:type="line" svg:x1="8.134cm" svg:y1="1.08cm" svg:x2="9.539cm" svg:y2="1.052cm" draw:start-shape="id3" draw:start-glue-point="10" draw:end-shape="id7" draw:end-glue-point="0" svg:d="M8134 1080l1405-28" svg:viewBox="0 0 1406 29">
          <text:p/>
        </draw:connector>
        <draw:connector draw:style-name="gr4" draw:text-style-name="P3" xml:id="id10" draw:id="id10" draw:layer="layout" draw:type="line" svg:x1="11.397cm" svg:y1="1.047cm" svg:x2="14.652cm" svg:y2="1.047cm" svg:d="M11397 1047h3255" svg:viewBox="0 0 3256 1">
          <text:p/>
        </draw:connector>
        <draw:connector draw:style-name="gr3" draw:text-style-name="P3" draw:layer="layout" draw:type="line" svg:x1="16.855cm" svg:y1="1.023cm" svg:x2="18.172cm" svg:y2="1.03cm" draw:start-shape="id8" draw:start-glue-point="3" draw:end-shape="id9" draw:end-glue-point="6" svg:d="M16855 1023l1317 7" svg:viewBox="0 0 1318 8">
          <text:p/>
        </draw:connector>
        <draw:connector draw:style-name="gr3" draw:text-style-name="P3" draw:layer="layout" svg:x1="11.397cm" svg:y1="1.047cm" svg:x2="12.505cm" svg:y2="2.213cm" draw:start-shape="id10" draw:start-glue-point="2" draw:end-shape="id11" draw:end-glue-point="6" svg:d="M11397 1047v1166h1108" svg:viewBox="0 0 1109 1167">
          <text:p/>
        </draw:connector>
        <draw:connector draw:style-name="gr3" draw:text-style-name="P3" draw:layer="layout" svg:x1="11.397cm" svg:y1="1.047cm" svg:x2="12.505cm" svg:y2="4.014cm" draw:start-shape="id10" draw:start-glue-point="2" draw:end-shape="id12" draw:end-glue-point="6" svg:d="M11397 1047v2967h1108" svg:viewBox="0 0 1109 2968">
          <text:p/>
        </draw:connector>
        <draw:connector draw:style-name="gr3" draw:text-style-name="P3" draw:layer="layout" svg:x1="11.397cm" svg:y1="1.047cm" svg:x2="12.527cm" svg:y2="5.394cm" draw:start-shape="id10" draw:start-glue-point="2" draw:end-shape="id13" draw:end-glue-point="6" svg:d="M11397 1047v4347h1130" svg:viewBox="0 0 1131 4348">
          <text:p/>
        </draw:connector>
        <draw:connector draw:style-name="gr3" draw:text-style-name="P3" draw:layer="layout" svg:x1="11.397cm" svg:y1="1.047cm" svg:x2="12.505cm" svg:y2="7.261cm" draw:start-shape="id10" draw:start-glue-point="2" draw:end-shape="id14" draw:end-glue-point="6" svg:d="M11397 1047v6214h1108" svg:viewBox="0 0 1109 6215">
          <text:p/>
        </draw:connector>
        <draw:connector draw:style-name="gr3" draw:text-style-name="P3" draw:layer="layout" svg:x1="11.397cm" svg:y1="1.047cm" svg:x2="12.527cm" svg:y2="8.784cm" draw:start-shape="id10" draw:start-glue-point="2" draw:end-shape="id15" draw:end-glue-point="6" svg:d="M11397 1047v7737h1130" svg:viewBox="0 0 1131 7738">
          <text:p/>
        </draw:connector>
        <draw:connector draw:style-name="gr3" draw:text-style-name="P3" draw:layer="layout" svg:x1="11.397cm" svg:y1="1.047cm" svg:x2="12.505cm" svg:y2="10.551cm" draw:start-shape="id10" draw:start-glue-point="2" draw:end-shape="id16" draw:end-glue-point="6" svg:d="M11397 1047v9504h1108" svg:viewBox="0 0 1109 9505">
          <text:p/>
        </draw:connector>
        <draw:connector draw:style-name="gr3" draw:text-style-name="P3" draw:layer="layout" draw:type="line" svg:x1="14.668cm" svg:y1="2.238cm" svg:x2="14.652cm" svg:y2="1.047cm" draw:start-shape="id17" draw:start-glue-point="0" draw:end-shape="id10" draw:end-glue-point="3" svg:d="M14668 2238l-16-1191" svg:viewBox="0 0 17 1192">
          <text:p/>
        </draw:connector>
        <draw:line draw:style-name="gr4" draw:text-style-name="P3" xml:id="id17" draw:id="id17" draw:layer="layout" svg:x1="14.684cm" svg:y1="10.554cm" svg:x2="14.652cm" svg:y2="2.238cm">
          <draw:glue-point draw:id="4" svg:x="5.312cm" svg:y="2.875cm"/>
          <draw:glue-point draw:id="5" svg:x="2.5cm" svg:y="1.032cm"/>
          <draw:glue-point draw:id="6" svg:x="5.312cm" svg:y="-1.201cm"/>
          <draw:glue-point draw:id="7" svg:x="5.312cm" svg:y="-2.845cm"/>
          <draw:glue-point draw:id="8" svg:x="1.818cm" svg:y="-4.569cm"/>
          <text:p/>
        </draw:line>
        <draw:connector draw:style-name="gr3" draw:text-style-name="P3" draw:layer="layout" draw:type="line" svg:x1="13.532cm" svg:y1="10.551cm" svg:x2="14.668cm" svg:y2="10.554cm" draw:start-shape="id16" draw:start-glue-point="10" draw:end-shape="id17" draw:end-glue-point="2" svg:d="M13532 10551l1136 3" svg:viewBox="0 0 1137 4">
          <text:p/>
        </draw:connector>
        <draw:connector draw:style-name="gr3" draw:text-style-name="P3" draw:layer="layout" draw:type="line" svg:x1="13.554cm" svg:y1="8.784cm" svg:x2="14.684cm" svg:y2="8.786cm" draw:start-shape="id15" draw:start-glue-point="10" draw:end-shape="id17" draw:end-glue-point="4" svg:d="M13554 8784l1130 2" svg:viewBox="0 0 1131 3">
          <text:p/>
        </draw:connector>
        <draw:connector draw:style-name="gr3" draw:text-style-name="P3" draw:layer="layout" draw:type="line" svg:x1="13.532cm" svg:y1="7.261cm" svg:x2="14.676cm" svg:y2="7.254cm" draw:start-shape="id14" draw:start-glue-point="10" draw:end-shape="id17" draw:end-glue-point="5" svg:d="M13532 7261l1144-7" svg:viewBox="0 0 1145 8">
          <text:p/>
        </draw:connector>
        <draw:connector draw:style-name="gr3" draw:text-style-name="P3" draw:layer="layout" draw:type="line" svg:x1="13.554cm" svg:y1="5.394cm" svg:x2="14.684cm" svg:y2="5.398cm" draw:start-shape="id13" draw:start-glue-point="10" draw:end-shape="id17" draw:end-glue-point="6" svg:d="M13554 5394l1130 4" svg:viewBox="0 0 1131 5">
          <text:p/>
        </draw:connector>
        <draw:connector draw:style-name="gr3" draw:text-style-name="P3" draw:layer="layout" draw:type="line" svg:x1="13.532cm" svg:y1="4.014cm" svg:x2="14.684cm" svg:y2="4.031cm" draw:start-shape="id12" draw:start-glue-point="10" draw:end-shape="id17" draw:end-glue-point="7" svg:d="M13532 4014l1152 17" svg:viewBox="0 0 1153 18">
          <text:p/>
        </draw:connector>
        <draw:connector draw:style-name="gr3" draw:text-style-name="P3" draw:layer="layout" draw:type="line" svg:x1="13.532cm" svg:y1="2.213cm" svg:x2="14.668cm" svg:y2="2.238cm" draw:start-shape="id11" draw:start-glue-point="10" draw:end-shape="id17" draw:end-glue-point="0" svg:d="M13532 2213l1136 25" svg:viewBox="0 0 1137 26">
          <text:p/>
        </draw:connector>
        <draw:connector draw:style-name="gr4" draw:text-style-name="P3" draw:layer="layout" draw:type="line" svg:x1="9.539cm" svg:y1="1.052cm" svg:x2="11.397cm" svg:y2="1.047cm" draw:start-shape="id7" draw:start-glue-point="0" draw:end-shape="id10" draw:end-glue-point="2" svg:d="M9539 1052l1858-5" svg:viewBox="0 0 1859 6">
          <text:p/>
        </draw:connector>
        <draw:connector draw:style-name="gr4" draw:text-style-name="P3" xml:id="id8" draw:id="id8" draw:layer="layout" draw:type="line" svg:x1="14.652cm" svg:y1="1.047cm" svg:x2="16.855cm" svg:y2="1.023cm" draw:start-shape="id10" draw:start-glue-point="3" svg:d="M14652 1047l2203-24" svg:viewBox="0 0 2204 25">
          <text:p/>
        </draw:connector>
        <draw:connector draw:style-name="gr3" draw:text-style-name="P3" xml:id="id18" draw:id="id18" draw:layer="layout" draw:type="line" svg:x1="15.853cm" svg:y1="1.035cm" svg:x2="15.856cm" svg:y2="11.74cm" svg:d="M15853 1035l3 10705" svg:viewBox="0 0 4 10706">
          <text:p/>
        </draw:connector>
        <draw:connector draw:style-name="gr3" draw:text-style-name="P3" xml:id="id19" draw:id="id19" draw:layer="layout" draw:type="line" svg:x1="15.856cm" svg:y1="11.74cm" svg:x2="10.559cm" svg:y2="11.764cm" draw:start-shape="id18" draw:start-glue-point="3" svg:d="M15856 11740l-5297 24" svg:viewBox="0 0 5298 25">
          <text:p/>
        </draw:connector>
        <draw:connector draw:style-name="gr3" draw:text-style-name="P3" draw:layer="layout" draw:type="line" svg:x1="10.559cm" svg:y1="11.764cm" svg:x2="10.618cm" svg:y2="1.049cm" draw:start-shape="id19" draw:start-glue-point="3" svg:d="M10559 11764l59-10715" svg:viewBox="0 0 60 10716">
          <text:p/>
        </draw:connector>
        <draw:custom-shape draw:style-name="gr5" draw:text-style-name="P2" xml:id="id22" draw:id="id22" draw:layer="layout" svg:width="2.36cm" svg:height="1.05cm" svg:x="21.365cm" svg:y="4.726cm">
          <text:p text:style-name="P1"><text:s text:c="7"/><text:s text:c="3"/>boole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2.123cm" svg:height="1.116cm" svg:x="21.361cm" svg:y="0.471cm">
          <text:p text:style-name="P1"><text:s/><text:s/><text:s/><text:s/><text:s/><text:s/><text:s/><text:s/><text:s/><text:s/>inte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3" draw:id="id23" draw:layer="layout" svg:width="1.502cm" svg:height="1.005cm" svg:x="21.372cm" svg:y="2.128cm">
          <text:p text:style-name="P1"><text:s text:c="10"/>r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4" draw:id="id24" draw:layer="layout" svg:width="1.69cm" svg:height="0.872cm" svg:x="21.372cm" svg:y="3.513cm">
          <text:p text:style-name="P1"><text:s/><text:s/><text:s/><text:s/><text:s/><text:s/><text:s/><text:s/><text:s/><text:s/>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xml:id="id20" draw:id="id20" draw:layer="layout" draw:type="line" svg:x1="19.199cm" svg:y1="1.03cm" svg:x2="19.867cm" svg:y2="1.022cm" draw:start-shape="id9" draw:start-glue-point="10" svg:d="M19199 1030l668-8" svg:viewBox="0 0 669 9">
          <text:p/>
        </draw:connector>
        <draw:connector draw:style-name="gr3" draw:text-style-name="P3" draw:layer="layout" svg:x1="19.867cm" svg:y1="1.022cm" svg:x2="21.361cm" svg:y2="1.029cm" draw:start-shape="id20" draw:start-glue-point="3" draw:end-shape="id21" draw:end-glue-point="6" svg:d="M19867 1022h747v7h747" svg:viewBox="0 0 1495 8">
          <text:p/>
        </draw:connector>
        <draw:connector draw:style-name="gr3" draw:text-style-name="P3" draw:layer="layout" draw:line-skew="-0.404cm" svg:x1="19.867cm" svg:y1="1.022cm" svg:x2="21.365cm" svg:y2="5.251cm" draw:start-shape="id20" draw:start-glue-point="3" draw:end-shape="id22" draw:end-glue-point="6" svg:d="M19867 1022h345v4229h1153" svg:viewBox="0 0 1499 4230">
          <text:p/>
        </draw:connector>
        <draw:connector draw:style-name="gr3" draw:text-style-name="P3" draw:layer="layout" draw:line-skew="-0.418cm" svg:x1="19.867cm" svg:y1="1.022cm" svg:x2="21.372cm" svg:y2="2.631cm" draw:start-shape="id20" draw:start-glue-point="3" draw:end-shape="id23" draw:end-glue-point="6" svg:d="M19867 1022h335v1609h1170" svg:viewBox="0 0 1506 1610">
          <text:p/>
        </draw:connector>
        <draw:connector draw:style-name="gr3" draw:text-style-name="P3" draw:layer="layout" draw:line-skew="-0.407cm" svg:x1="19.867cm" svg:y1="1.022cm" svg:x2="21.372cm" svg:y2="3.949cm" draw:start-shape="id20" draw:start-glue-point="3" draw:end-shape="id24" draw:end-glue-point="6" svg:d="M19867 1022h346v2927h1159" svg:viewBox="0 0 1506 2928">
          <text:p/>
        </draw:connector>
        <draw:connector draw:style-name="gr3" draw:text-style-name="P3" xml:id="id27" draw:id="id27" draw:layer="layout" draw:type="line" svg:x1="24.454cm" svg:y1="1.041cm" svg:x2="25.703cm" svg:y2="1.018cm" draw:end-shape="id25" draw:end-glue-point="6" svg:d="M24454 1041l1249-23" svg:viewBox="0 0 1250 24">
          <text:p/>
        </draw:connector>
        <draw:line draw:style-name="gr4" draw:text-style-name="P3" xml:id="id26" draw:id="id26" draw:layer="layout" svg:x1="24.476cm" svg:y1="2.625cm" svg:x2="24.461cm" svg:y2="5.289cm">
          <draw:glue-point draw:id="4" svg:x="-5.333cm" svg:y="-0.026cm"/>
          <text:p/>
        </draw:line>
        <draw:connector draw:style-name="gr3" draw:text-style-name="P3" draw:layer="layout" draw:type="line" svg:x1="23.725cm" svg:y1="5.251cm" svg:x2="24.468cm" svg:y2="5.289cm" draw:start-shape="id22" draw:start-glue-point="10" draw:end-shape="id26" draw:end-glue-point="2" svg:d="M23725 5251l743 38" svg:viewBox="0 0 744 39">
          <text:p/>
        </draw:connector>
        <draw:connector draw:style-name="gr3" draw:text-style-name="P3" draw:layer="layout" draw:type="line" svg:x1="22.874cm" svg:y1="2.631cm" svg:x2="24.468cm" svg:y2="2.625cm" draw:start-shape="id23" draw:start-glue-point="10" draw:end-shape="id26" draw:end-glue-point="0" svg:d="M22874 2631l1594-6" svg:viewBox="0 0 1595 7">
          <text:p/>
        </draw:connector>
        <draw:connector draw:style-name="gr3" draw:text-style-name="P3" draw:layer="layout" draw:type="line" svg:x1="23.062cm" svg:y1="3.949cm" svg:x2="24.461cm" svg:y2="3.951cm" draw:start-shape="id24" draw:start-glue-point="10" draw:end-shape="id26" draw:end-glue-point="4" svg:d="M23062 3949l1399 2" svg:viewBox="0 0 1400 3">
          <text:p/>
        </draw:connector>
        <draw:connector draw:style-name="gr4" draw:text-style-name="P3" draw:layer="layout" draw:type="line" svg:x1="24.468cm" svg:y1="2.625cm" svg:x2="24.454cm" svg:y2="1.041cm" draw:start-shape="id26" draw:start-glue-point="0" draw:end-shape="id27" draw:end-glue-point="2" svg:d="M24468 2625l-14-1584" svg:viewBox="0 0 15 1585">
          <text:p/>
        </draw:connector>
        <draw:connector draw:style-name="gr3" draw:text-style-name="P3" draw:layer="layout" draw:type="line" svg:x1="23.484cm" svg:y1="1.029cm" svg:x2="24.454cm" svg:y2="1.041cm" draw:start-shape="id21" draw:start-glue-point="10" draw:end-shape="id27" draw:end-glue-point="2" svg:d="M23484 1029l970 12" svg:viewBox="0 0 971 13">
          <text:p/>
        </draw:connector>
        <draw:connector draw:style-name="gr3" draw:text-style-name="P3" xml:id="id28" draw:id="id28" draw:layer="layout" draw:type="line" svg:x1="26.217cm" svg:y1="1.531cm" svg:x2="26.262cm" svg:y2="14.595cm" draw:start-shape="id25" draw:start-glue-point="8" svg:d="M26217 1531l45 13064" svg:viewBox="0 0 46 13065">
          <text:p/>
        </draw:connector>
        <draw:connector draw:style-name="gr3" draw:text-style-name="P3" xml:id="id31" draw:id="id31" draw:layer="layout" draw:type="line" svg:x1="26.262cm" svg:y1="14.595cm" svg:x2="4.63cm" svg:y2="14.638cm" draw:start-shape="id28" draw:start-glue-point="3" svg:d="M26262 14595l-21632 43" svg:viewBox="0 0 21633 44">
          <text:p/>
        </draw:connector>
        <draw:connector draw:style-name="gr3" draw:text-style-name="P3" xml:id="id29" draw:id="id29" draw:layer="layout" draw:type="line" svg:x1="16.855cm" svg:y1="1.023cm" svg:x2="16.855cm" svg:y2="13.472cm" draw:start-shape="id8" draw:start-glue-point="3" svg:d="M16855 1023v12449" svg:viewBox="0 0 1 12450">
          <text:p/>
        </draw:connector>
        <draw:connector draw:style-name="gr3" draw:text-style-name="P3" draw:layer="layout" draw:type="line" svg:x1="16.855cm" svg:y1="13.472cm" svg:x2="6.887cm" svg:y2="13.542cm" draw:start-shape="id29" draw:start-glue-point="3" draw:end-shape="id30" draw:end-glue-point="10" svg:d="M16855 13472l-9968 70" svg:viewBox="0 0 9969 71">
          <text:p/>
        </draw:connector>
        <draw:connector draw:style-name="gr3" draw:text-style-name="P3" draw:layer="layout" draw:type="line" svg:x1="4.63cm" svg:y1="14.638cm" svg:x2="4.639cm" svg:y2="1.097cm" draw:start-shape="id31" draw:start-glue-point="3" draw:end-shape="id2" draw:end-glue-point="0" svg:d="M4630 14638l9-13541" svg:viewBox="0 0 10 13542">
          <text:p/>
        </draw:connector>
        <draw:connector draw:style-name="gr3" draw:text-style-name="P3" xml:id="id32" draw:id="id32" draw:layer="layout" draw:type="line" svg:x1="5.86cm" svg:y1="13.542cm" svg:x2="4.625cm" svg:y2="13.572cm" draw:start-shape="id30" draw:start-glue-point="6" svg:d="M5860 13542l-1235 30" svg:viewBox="0 0 1236 31">
          <text:p/>
        </draw:connector>
        <draw:connector draw:style-name="gr3" draw:text-style-name="P3" draw:layer="layout" draw:type="line" svg:x1="4.625cm" svg:y1="13.572cm" svg:x2="4.639cm" svg:y2="1.097cm" draw:start-shape="id32" draw:start-glue-point="3" draw:end-shape="id2" draw:end-glue-point="0" svg:d="M4625 13572l14-12475" svg:viewBox="0 0 15 12476">
          <text:p/>
        </draw:connector>
        <draw:connector draw:style-name="gr3" draw:text-style-name="P3" draw:layer="layout" draw:type="line" svg:x1="26.73cm" svg:y1="1.018cm" svg:x2="27.886cm" svg:y2="1.028cm" draw:start-shape="id25" draw:start-glue-point="10" svg:d="M26730 1018l1156 10" svg:viewBox="0 0 1157 11">
          <text:p/>
        </draw:connector>
        <draw:custom-shape draw:style-name="gr9" draw:text-style-name="P4" draw:layer="layout" svg:width="0.078cm" svg:height="0.078cm" svg:x="7.597cm" svg:y="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98cm" svg:y="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6cm" svg:y="9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77cm" svg:y="9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078cm" svg:height="0.078cm" svg:x="12.985cm" svg:y="2.7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078cm" svg:height="0.078cm" svg:x="12.986cm" svg:y="2.9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078cm" svg:height="0.078cm" svg:x="12.986cm" svg:y="3.1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078cm" svg:height="0.078cm" svg:x="12.986cm" svg:y="3.3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0.078cm" svg:height="0.078cm" svg:x="12.98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12.986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79cm" svg:y="1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078cm" svg:height="0.078cm" svg:x="7.58cm" svg:y="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Comic Sans MS" svg:font-family="'Comic Sans M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3:02:48.880950261</meta:creation-date>
    <dc:date>2017-01-18T01:26:13.755991933</dc:date>
    <meta:editing-duration>PT14M57S</meta:editing-duration>
    <meta:editing-cycles>2</meta:editing-cycles>
    <meta:generator>LibreOffice/5.2.4.2.0$Linux_X86_64 LibreOffice_project/20m0$Build-2</meta:generator>
    <meta:document-statistic meta:object-count="90"/>
  </office:meta>
</office:document-meta>
</file>